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<text:soft-page-break/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<text:soft-page-break/>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<text:soft-page-break/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oft-page-break/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oft-page-break/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<text:soft-page-break/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01T13:45:26.96</dc:date>
    <meta:editing-duration>P26DT10H16M13S</meta:editing-duration>
    <meta:editing-cycles>134</meta:editing-cycles>
    <meta:generator>LibreOffice/3.4$Win32 LibreOffice_project/340m1$Build-402</meta:generator>
    <meta:document-statistic meta:table-count="0" meta:image-count="0" meta:object-count="0" meta:page-count="7" meta:paragraph-count="207" meta:word-count="2639" meta:character-count="18109" meta:non-whitespace-character-count="15662"/>
  </office:meta>
</office:document-meta>
</file>